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584" calcext:value-type="float">
            <text:p>119.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8496" calcext:value-type="float">
            <text:p>118.2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5408" calcext:value-type="float">
            <text:p>117.9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3184" calcext:value-type="float">
            <text:p>119.9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2648" calcext:value-type="float">
            <text:p>118.7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4656" calcext:value-type="float">
            <text:p>118.0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1272" calcext:value-type="float">
            <text:p>118.3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8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996" calcext:value-type="float">
            <text:p>117.7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31701</text:p>
          </table:table-cell>
          <table:table-cell office:value-type="string" calcext:value-type="string">
            <text:p>197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